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0.73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1.8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7" office:value-type="string" calcext:value-type="string">
            <text:p>For controls 8 to 24 kit number is OR’d with 3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7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7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7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7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 style:data-style-name="N2" text:time-value="18:32:14.371183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9-25T18:57:14.828491936</dc:date>
    <meta:editing-duration>P1DT12H14M53S</meta:editing-duration>
    <meta:editing-cycles>171</meta:editing-cycles>
    <meta:generator>LibreOffice/5.2.1.2$Linux_X86_64 LibreOffice_project/20m0$Build-2</meta:generator>
    <meta:document-statistic meta:table-count="1" meta:cell-count="3223" meta:object-count="0"/>
  </office:meta>
</office:document-meta>
</file>